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paragraph-properties fo:text-align="end" style:justify-single-word="false"/>
      <style:text-properties fo:color="#000000" style:font-name="Arial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/>
    </style:style>
    <style:style style:name="P4" style:family="paragraph" style:parent-style-name="Text_20_body">
      <style:text-properties fo:color="#000000"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muel Jackson<text:line-break/>5 Sea View Place<text:line-break/>Aberystwyth, Ceredigion, SY23 1DZ <text:line-break/>07794961880<text:line-break/>samueljackson@outlook.com<text:line-break/><text:line-break/>29th October 2012<text:line-break/></text:p>
      <text:p text:style-name="P2"/>
      <text:p text:style-name="P3">Dear Ms. Langford,</text:p>
      <text:p text:style-name="P1"/>
      <text:p text:style-name="P4">I am writing in reply to your advertised role and am seeking to be part of the industrial year placement program as mobile app developer for Mobile Industries Inc.</text:p>
      <text:p text:style-name="P4">I am a student currently studying as an undergraduate of software engineering at Aberystwyth university, and am currently on track for a 1st class degree. I have a solid background understanding of fundamental programming techniques and methodologies, including a wide range of experience is a variety of different programming languages (including Java, JavaScript, HTML and C).</text:p>
      <text:p text:style-name="P4">I feel I have all the personal qualities relevant to fill the advertised position. I am a strong self-starter and regularly take the time to teach myself about subject areas outside of the scope of my studies. Currently, I am taking part of a voluntary android development workshop in order to gain experience with mobile application development. My strong communication skills can be emphasised by my working part time as a practical demonstrator to first year computer science students.</text:p>
      <text:p text:style-name="P4">I would relish the opportunity to work with in a modern mobile development environment to gain experience alongside professional developers in this field. I feel that my varied skill set, eagerness to learn and enthusiasm for my subject qualifies me for consideration as an app developer for your organisation. I look forward to discussing how I can be of value to Mobile Industries Inc. in this coming year.</text:p>
      <text:p text:style-name="P4">Sincerely, </text:p>
      <text:p text:style-name="P4"><text:line-break/><text:line-break/>Samuel Jack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2-10-29T18:42:10</meta:creation-date>
    <dc:date>2012-11-03T12:10:13</dc:date>
    <dc:creator>Samuel </dc:creator>
    <meta:editing-duration>PT1H6M32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8" meta:word-count="253" meta:character-count="1606" meta:non-whitespace-character-count="1355"/>
  </office:meta>
</office:document-meta>
</file>